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base Schema</text:p>
      <text:p text:style-name="Standard"/>
      <text:p text:style-name="Standard">az_Module</text:p>
      <text:p text:style-name="Standard"><text:tab/>ModuleID – uint 4 (primary)</text:p>
      <text:p text:style-name="Standard"><text:tab/>Model – char(10)</text:p>
      <text:p text:style-name="Standard"><text:tab/>Rev – char(10)</text:p>
      <text:p text:style-name="Standard"><text:tab/>CommType – uint 4</text:p>
      <text:p text:style-name="Standard"><text:tab/>SupAssModID – uint 4</text:p>
      <text:p text:style-name="Standard"/>
      <text:p text:style-name="Standard">az_RunInfo</text:p>
      <text:p text:style-name="Standard"><text:tab/>RunID – uint 4 (primary)</text:p>
      <text:p text:style-name="Standard"><text:tab/>ModuleID – uint 4 (foreign)</text:p>
      <text:p text:style-name="Standard"><text:tab/>TestTypeID – uint 4 (foreign)</text:p>
      <text:p text:style-name="Standard"><text:tab/>UserID – uint 4 (foreign)</text:p>
      <text:p text:style-name="Standard"><text:tab/>Station – char(8)</text:p>
      <text:p text:style-name="Standard"><text:tab/>Serial – char(8)</text:p>
      <text:p text:style-name="Standard"><text:tab/>Date – datetime</text:p>
      <text:p text:style-name="Standard"><text:tab/>Result – char(10)</text:p>
      <text:p text:style-name="Standard"/>
      <text:p text:style-name="Standard">az_User</text:p>
      <text:p text:style-name="Standard"><text:tab/>UserID – uint 4 (primary)</text:p>
      <text:p text:style-name="Standard"><text:tab/>First – char(10)</text:p>
      <text:p text:style-name="Standard"><text:tab/>Last – char(10)</text:p>
      <text:p text:style-name="Standard"><text:tab/>Username – char(10)</text:p>
      <text:p text:style-name="Standard"><text:tab/>Password – char(16)</text:p>
      <text:p text:style-name="Standard"><text:tab/>Priv – uint 4</text:p>
      <text:p text:style-name="Standard"><text:tab/>LastOn – datetime</text:p>
      <text:p text:style-name="Standard"/>
      <text:p text:style-name="Standard">az_TestType</text:p>
      <text:p text:style-name="Standard"><text:tab/>TestTypeID – uint 4 (primary)</text:p>
      <text:p text:style-name="Standard"><text:tab/>ModuleID – uint 4 (foreign)</text:p>
      <text:p text:style-name="Standard"><text:tab/>Name – char(20)</text:p>
      <text:p text:style-name="Standard"/>
      <text:p text:style-name="Standard">az_TestTypeID_data</text:p>
      <text:p text:style-name="Standard"><text:tab/>id – uint 4 (primary)</text:p>
      <text:p text:style-name="Standard"><text:tab/>RunID – uint 4 (foreign)</text:p>
      <text:p text:style-name="Standard"><text:tab/>RFPathID – uint 4 (foreign)</text:p>
      <text:p text:style-name="Standard"><text:tab/>Freq – uint 4</text:p>
      <text:p text:style-name="Standard"><text:tab/>Attn – uint 4</text:p>
      <text:p text:style-name="Standard"><text:tab/>AttnSetting – uint 4</text:p>
      <text:p text:style-name="Standard"><text:tab/>Measured – double</text:p>
      <text:p text:style-name="Standard"/>
      <text:p text:style-name="Standard"/>
      <text:p text:style-name="P1"/>
      <text:p text:style-name="Standard">az_TestTypeID_Settings</text:p>
      <text:p text:style-name="Standard"><text:tab/>id – uint 4 (primary)</text:p>
      <text:p text:style-name="Standard"><text:tab/>RFPathID – uint 4 (foreign)</text:p>
      <text:p text:style-name="Standard"><text:tab/>Freq – uint 4</text:p>
      <text:p text:style-name="Standard"><text:tab/>Attn – uint 4</text:p>
      <text:p text:style-name="Standard"><text:tab/>Exp – double</text:p>
      <text:p text:style-name="Standard"><text:tab/>Tol – double</text:p>
      <text:p text:style-name="Standard"/>
      <text:p text:style-name="Standard">az_RFPath</text:p>
      <text:p text:style-name="Standard"><text:tab/>RFPathID – uint 4 (primary)</text:p>
      <text:p text:style-name="Standard"><text:tab/>ModuleID – uint 4 (foreign)</text:p>
      <text:p text:style-name="Standard"><text:tab/>Name – char(20)</text:p>
      <text:p text:style-name="Standard"><text:tab/>Alias – char(30)</text:p>
      <text:p text:style-name="Standard"><text:tab/>Attn – uint 4</text:p>
      <text:p text:style-name="Standard"><text:tab/>AttnPts – char(30)</text:p>
      <text:p text:style-name="Standard"><text:tab/>LF_Offset – int 4</text:p>
      <text:p text:style-name="Standard"><text:tab/>HF_Offset – int 4</text:p>
      <text:p text:style-name="Standard"><text:tab/>AttnRange – uint 4</text:p>
      <text:p text:style-name="Standard"/>
      <text:p text:style-name="Standard">az_SwCfg</text:p>
      <text:p text:style-name="Standard"><text:tab/>id – uint 4 (primary)</text:p>
      <text:p text:style-name="Standard"><text:tab/>ModuleID – uint 4 (foreign)</text:p>
      <text:p text:style-name="Standard"><text:tab/>RFPathID – uint 4 (foreign)</text:p>
      <text:p text:style-name="Standard"><text:tab/>Switch – uint 4</text:p>
      <text:p text:style-name="Standard"><text:tab/>Pos – uint 4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5-16T09:05:16</meta:creation-date>
    <dc:date>2006-05-16T09:24:30</dc:date>
    <dc:language>en-US</dc:language>
    <meta:editing-cycles>3</meta:editing-cycles>
    <meta:editing-duration>PT2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9" meta:word-count="185" meta:character-count="1121"/>
  </office:meta>
</office:document-meta>
</file>